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margin-left="0cm" fo:margin-right="0cm" fo:text-align="center" fo:text-indent="0cm"/>
      <style:text-properties fo:font-size="34pt" style:font-size-asian="34pt" style:font-size-complex="34pt"/>
    </style:style>
    <style:style style:name="P6" style:family="paragraph">
      <style:paragraph-properties fo:text-align="center"/>
      <style:text-properties fo:font-size="34pt" style:font-size-asian="34pt" style:font-size-complex="3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4.5cm" svg:x="2.5cm" svg:y="8cm">
          <text:p text:style-name="P1">Стационарный</text:p>
          <text:p text:style-name="P1"><text:s/>доступ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4.5cm" svg:x="8.5cm" svg:y="8cm">
          <text:p text:style-name="P1">«Кочевой» </text:p>
          <text:p text:style-name="P1">доступ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4.5cm" svg:x="14.5cm" svg:y="8cm">
          <text:p text:style-name="P1">Переносимость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4.5cm" svg:x="21.5cm" svg:y="8cm">
          <text:p text:style-name="P1">Полная </text:p>
          <text:p text:style-name="P1">мобильность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10.5cm" svg:x2="8.5cm" svg:y2="10.5cm">
          <text:p/>
        </draw:line>
        <draw:line draw:style-name="gr2" draw:text-style-name="P2" draw:layer="layout" svg:x1="13cm" svg:y1="10.5cm" svg:x2="14.5cm" svg:y2="10.5cm">
          <text:p/>
        </draw:line>
        <draw:line draw:style-name="gr2" draw:text-style-name="P2" draw:layer="layout" svg:x1="19.5cm" svg:y1="10.5cm" svg:x2="21.5cm" svg:y2="10.5cm">
          <text:p/>
        </draw:line>
        <draw:line draw:style-name="gr3" draw:text-style-name="P4" draw:layer="layout" svg:x1="2.5cm" svg:y1="6.5cm" svg:x2="13cm" svg:y2="6.5cm">
          <text:p text:style-name="P3"><text:span text:style-name="T1">802.16-2004</text:span></text:p>
        </draw:line>
        <draw:line draw:style-name="gr3" draw:text-style-name="P6" draw:layer="layout" svg:x1="2.5cm" svg:y1="4.5cm" svg:x2="26cm" svg:y2="4.5cm">
          <text:p text:style-name="P5"><text:span text:style-name="T2">802.16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eav eav</meta:initial-creator>
    <meta:creation-date>2008-05-22T01:43:04</meta:creation-date>
    <dc:creator>eav eav</dc:creator>
    <dc:date>2008-05-22T01:52:53</dc:date>
    <meta:editing-cycles>11</meta:editing-cycles>
    <meta:editing-duration>PT9M4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